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6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7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</text:p>
      <text:p text:style-name="P1"/>
      <text:p text:style-name="P3">1)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-<text:span text:style-name="T1">Acessar o sistema</text:span></text:p>
      <text:p text:style-name="P3">-<text:span text:style-name="T1">Selecionar a tela de listagem de eventos</text:span></text:p>
      <text:p text:style-name="P3">-<text:span text:style-name="T3">Selecionar opção de ver todos</text:span></text:p>
      <text:p text:style-name="P3"/>
      <text:p text:style-name="P4">2)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.</text:p>
      <text:p text:style-name="P4"/>
      <text:p text:style-name="P4">-Acessar o sistema</text:p>
      <text:p text:style-name="P4">-Selecionar a opção de fazer cadastro</text:p>
      <text:p text:style-name="P4">-Inserir um CPF e Senha válidos</text:p>
      <text:p text:style-name="P4">-<text:span text:style-name="T3">Clicar no botão enter.</text:span></text:p>
      <text:p text:style-name="P4"/>
      <text:p text:style-name="P5">3)Fazer log in no sistema</text:p>
      <text:p text:style-name="P5"/>
      <text:p text:style-name="P5">Objetivo: Fazer log in no sistema</text:p>
      <text:p text:style-name="P5">Resultado esperado: iniciar uma sessão no sistema com sucesso</text:p>
      <text:p text:style-name="P6">Requisitos: Ter um cadastro no sistema.</text:p>
      <text:p text:style-name="P5"/>
      <text:p text:style-name="P5">-<text:span text:style-name="T3">Acessar o sistema</text:span></text:p>
      <text:p text:style-name="P5">-<text:span text:style-name="T3">Selecionar opção de fazer log in</text:span></text:p>
      <text:p text:style-name="P5">-<text:span text:style-name="T3">Inserir CPF e Senha já cadastrados.</text:span></text:p>
      <text:p text:style-name="P5">-<text:span text:style-name="T4">Clicar no botão enter</text:span></text:p>
      <text:p text:style-name="P5"/>
      <text:p text:style-name="P8">4)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-<text:span text:style-name="T5">Acessar o sistema</text:span></text:p>
      <text:p text:style-name="P8">-<text:span text:style-name="T5">Selecionar opção de pesquisa de evento</text:span></text:p>
      <text:p text:style-name="P8">-<text:span text:style-name="T5">Selecionar o campo para fazer a pesquisa</text:span></text:p>
      <text:p text:style-name="P8">-<text:span text:style-name="T5">Inserir o valor para pesquisar</text:span></text:p>
      <text:p text:style-name="P8">-<text:span text:style-name="T5">Clicar enter</text:span></text:p>
      <text:p text:style-name="P8">-<text:span text:style-name="T5">Visualizar o resultado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7T23:36:41.253857213</dc:date>
    <meta:editing-duration>PT36M38S</meta:editing-duration>
    <meta:editing-cycles>4</meta:editing-cycles>
    <meta:generator>LibreOffice/6.2.4.2$Linux_X86_64 LibreOffice_project/20$Build-2</meta:generator>
    <meta:document-statistic meta:table-count="0" meta:image-count="0" meta:object-count="0" meta:page-count="1" meta:paragraph-count="31" meta:word-count="201" meta:character-count="1240" meta:non-whitespace-character-count="1070"/>
  </office:meta>
</office:document-meta>
</file>